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Arial, Helvetica, sans-serif"/>
    <style:font-face style:name="dejavu sans mono" svg:font-family="'dejavu sans mono', monospace"/>
    <style:font-face style:name="inherit" svg:font-family="inherit"/>
    <style:font-face style:name="Carlito" svg:font-family="Carli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text-properties style:font-name="Carlito" officeooo:rsid="00110556" officeooo:paragraph-rsid="00110556"/>
    </style:style>
    <style:style style:name="P2" style:family="paragraph" style:parent-style-name="Standard">
      <style:paragraph-properties fo:text-align="justify" style:justify-single-word="false"/>
      <style:text-properties fo:font-variant="normal" fo:text-transform="none" style:use-window-font-color="true" style:font-name="Carlito" fo:font-size="12pt" fo:letter-spacing="normal" fo:font-style="normal" fo:font-weight="normal" officeooo:rsid="0013e45e" officeooo:paragraph-rsid="0013e45e"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fo:font-variant="normal" fo:text-transform="none" style:use-window-font-color="true" style:font-name="Carlito" fo:font-size="12pt" fo:letter-spacing="normal" fo:font-style="normal" fo:font-weight="normal" officeooo:rsid="00161614" officeooo:paragraph-rsid="00161614"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style:use-window-font-color="true" style:font-name="Carlito" fo:font-size="15pt" fo:font-weight="bold" officeooo:rsid="00110556" officeooo:paragraph-rsid="00110556" style:font-size-asian="13.1000003814697pt" style:font-weight-asian="bold" style:font-size-complex="15pt" style:font-weight-complex="bold"/>
    </style:style>
    <style:style style:name="P5" style:family="paragraph" style:parent-style-name="Standard">
      <style:paragraph-properties fo:text-align="justify" style:justify-single-word="false"/>
      <style:text-properties style:use-window-font-color="true" style:font-name="Carlito" fo:font-size="12pt" fo:font-weight="normal" officeooo:rsid="00110556" officeooo:paragraph-rsid="00110556" style:font-size-asian="10.5pt" style:font-weight-asian="normal" style:font-size-complex="12pt" style:font-weight-complex="normal"/>
    </style:style>
    <style:style style:name="P6" style:family="paragraph" style:parent-style-name="Standard">
      <style:paragraph-properties fo:margin-left="0cm" fo:margin-right="0cm" fo:text-align="justify" style:justify-single-word="false" fo:text-indent="0cm" style:auto-text-indent="true" style:writing-mode="page"/>
      <style:text-properties fo:font-variant="normal" fo:text-transform="none" style:use-window-font-color="true" style:font-name="Carlito" fo:font-size="12pt" fo:letter-spacing="normal" fo:font-style="normal" fo:font-weight="normal" officeooo:rsid="0013e45e" officeooo:paragraph-rsid="0013e45e" style:font-size-asian="12pt" style:font-weight-asian="normal" style:font-size-complex="12pt" style:font-weight-complex="normal"/>
    </style:style>
    <style:style style:name="P7" style:family="paragraph" style:parent-style-name="Standard">
      <style:paragraph-properties fo:margin-left="0cm" fo:margin-right="0cm" fo:text-align="justify" style:justify-single-word="false" fo:text-indent="0cm" style:auto-text-indent="true" style:writing-mode="page"/>
      <style:text-properties fo:font-variant="normal" fo:text-transform="none" style:use-window-font-color="true" style:font-name="Carlito" fo:font-size="12pt" fo:letter-spacing="normal" fo:font-style="normal" fo:font-weight="normal" officeooo:paragraph-rsid="00161614"/>
    </style:style>
    <style:style style:name="P8" style:family="paragraph" style:parent-style-name="Standard">
      <style:paragraph-properties fo:margin-left="0cm" fo:margin-right="0cm" fo:text-align="justify" style:justify-single-word="false" fo:text-indent="0cm" style:auto-text-indent="true" style:writing-mode="page"/>
      <style:text-properties officeooo:paragraph-rsid="001a532a"/>
    </style:style>
    <style:style style:name="P9" style:family="paragraph" style:parent-style-name="Standard">
      <style:paragraph-properties fo:margin-left="0cm" fo:margin-right="0cm" fo:text-align="justify" style:justify-single-word="false" fo:text-indent="0cm" style:auto-text-indent="true" style:writing-mode="page"/>
      <style:text-properties style:use-window-font-color="true" style:font-name="Carlito" fo:font-size="12pt" fo:font-weight="normal" officeooo:paragraph-rsid="00110556"/>
    </style:style>
    <style:style style:name="P10" style:family="paragraph" style:parent-style-name="Standard">
      <style:paragraph-properties fo:margin-left="0cm" fo:margin-right="0cm" fo:text-align="justify" style:justify-single-word="false" fo:text-indent="0cm" style:auto-text-indent="true" style:writing-mode="page"/>
      <style:text-properties style:use-window-font-color="true" style:font-name="Carlito" fo:font-weight="normal" officeooo:paragraph-rsid="00110556"/>
    </style:style>
    <style:style style:name="P11" style:family="paragraph" style:parent-style-name="Standard">
      <style:paragraph-properties fo:text-align="justify" style:justify-single-word="false"/>
      <style:text-properties fo:font-variant="normal" fo:text-transform="none" style:use-window-font-color="true" style:font-name="Carlito" fo:font-size="12pt" fo:letter-spacing="normal" fo:font-style="normal" fo:font-weight="normal" officeooo:paragraph-rsid="00110556"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fo:font-variant="normal" fo:text-transform="none" style:use-window-font-color="true" style:font-name="Carlito" fo:font-size="12pt" fo:letter-spacing="normal" fo:font-style="normal" fo:font-weight="normal" officeooo:rsid="00161614" officeooo:paragraph-rsid="00161614"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fo:font-variant="normal" fo:text-transform="none" style:use-window-font-color="true" style:font-name="Carlito" fo:font-size="12pt" fo:letter-spacing="normal" fo:font-style="normal" fo:font-weight="normal" officeooo:rsid="001c5776" officeooo:paragraph-rsid="001c5776"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fo:font-variant="normal" fo:text-transform="none" style:use-window-font-color="true" style:font-name="Carlito" fo:font-size="13pt" fo:letter-spacing="normal" fo:font-style="normal" fo:font-weight="bold" officeooo:rsid="0013e45e" officeooo:paragraph-rsid="0013e45e" style:font-size-asian="11.3500003814697pt" style:font-weight-asian="bold" style:font-size-complex="13pt" style:font-weight-complex="bold"/>
    </style:style>
    <style:style style:name="P15" style:family="paragraph" style:parent-style-name="Standard">
      <style:paragraph-properties fo:text-align="justify" style:justify-single-word="false"/>
      <style:text-properties fo:font-variant="normal" fo:text-transform="none" style:use-window-font-color="true" style:font-name="Carlito" fo:font-size="13pt" fo:letter-spacing="normal" fo:font-style="normal" fo:font-weight="bold" officeooo:rsid="0013e45e" officeooo:paragraph-rsid="00161614" style:font-size-asian="11.3500003814697pt" style:font-weight-asian="bold" style:font-size-complex="13pt" style:font-weight-complex="bold"/>
    </style:style>
    <style:style style:name="P16" style:family="paragraph" style:parent-style-name="Standard" style:list-style-name="L1">
      <style:paragraph-properties fo:margin-left="0cm" fo:margin-right="0cm" fo:text-align="justify" style:justify-single-word="false" fo:text-indent="0cm" style:auto-text-indent="true" style:writing-mode="page"/>
      <style:text-properties style:use-window-font-color="true" style:font-name="Carlito" fo:font-size="12pt" fo:font-weight="normal" officeooo:paragraph-rsid="00110556"/>
    </style:style>
    <style:style style:name="P17" style:family="paragraph" style:parent-style-name="Standard" style:list-style-name="L1">
      <style:paragraph-properties fo:margin-left="0cm" fo:margin-right="0cm" fo:text-align="justify" style:justify-single-word="false" fo:text-indent="0cm" style:auto-text-indent="true" style:writing-mode="page"/>
      <style:text-properties fo:font-variant="normal" fo:text-transform="none" style:use-window-font-color="true" style:font-name="Carlito" fo:font-size="12pt" fo:letter-spacing="normal" fo:font-style="normal" fo:font-weight="normal" officeooo:rsid="00110556" officeooo:paragraph-rsid="00110556" style:font-size-asian="12pt" style:font-size-complex="12pt"/>
    </style:style>
    <style:style style:name="T1" style:family="text">
      <style:text-properties fo:font-variant="normal" fo:text-transform="none" fo:letter-spacing="normal" fo:font-style="normal" officeooo:rsid="00110556" style:font-size-asian="12pt" style:font-weight-asian="normal" style:font-size-complex="12pt" style:font-weight-complex="normal"/>
    </style:style>
    <style:style style:name="T2" style:family="text">
      <style:text-properties fo:font-variant="normal" fo:text-transform="none" fo:letter-spacing="normal" fo:font-style="normal" style:font-size-asian="12pt" style:font-size-complex="12pt"/>
    </style:style>
    <style:style style:name="T3" style:family="text">
      <style:text-properties fo:font-variant="normal" fo:text-transform="none" fo:letter-spacing="normal" fo:font-style="normal" officeooo:rsid="00110556" style:font-size-asian="12pt" style:font-size-complex="12pt"/>
    </style:style>
    <style:style style:name="T4" style:family="text">
      <style:text-properties fo:font-variant="normal" fo:text-transform="none" fo:font-size="12pt" fo:letter-spacing="normal" fo:font-style="normal" officeooo:rsid="00110556" style:font-size-asian="12pt" style:font-size-complex="12pt"/>
    </style:style>
    <style:style style:name="T5" style:family="text">
      <style:text-properties fo:font-variant="normal" fo:text-transform="none" fo:font-size="12pt" fo:letter-spacing="normal" fo:font-style="normal" style:font-size-asian="12pt" style:font-weight-asian="normal" style:font-size-complex="12pt" style:font-weight-complex="normal"/>
    </style:style>
    <style:style style:name="T6" style:family="text">
      <style:text-properties fo:font-variant="normal" fo:text-transform="none" fo:font-size="12pt" fo:letter-spacing="normal" fo:font-style="normal" fo:font-weight="bold" style:font-size-asian="12pt" style:font-size-complex="12pt"/>
    </style:style>
    <style:style style:name="T7" style:family="text">
      <style:text-properties fo:font-variant="normal" fo:text-transform="none" style:use-window-font-color="true" style:font-name="Carlito" fo:font-size="12pt" fo:letter-spacing="normal" fo:font-style="normal" fo:font-weight="normal" officeooo:rsid="001a532a" style:font-size-asian="12pt" style:font-weight-asian="normal" style:font-size-complex="12pt" style:font-weight-complex="normal"/>
    </style:style>
    <style:style style:name="T8" style:family="text">
      <style:text-properties fo:font-variant="normal" fo:text-transform="none" style:use-window-font-color="true" style:font-name="Carlito" fo:font-size="12pt" fo:letter-spacing="normal" fo:font-style="normal" fo:font-weight="normal" officeooo:rsid="001a046e" style:font-size-asian="12pt" style:font-weight-asian="normal" style:font-size-complex="12pt" style:font-weight-complex="normal"/>
    </style:style>
    <style:style style:name="T9" style:family="text">
      <style:text-properties fo:font-variant="normal" fo:text-transform="none" style:use-window-font-color="true" style:font-name="Carlito" fo:font-size="12pt" fo:letter-spacing="normal" fo:font-style="normal" fo:font-weight="normal" style:font-size-asian="12pt" style:font-size-complex="12pt"/>
    </style:style>
    <style:style style:name="T10" style:family="text">
      <style:text-properties fo:font-variant="normal" fo:text-transform="none" style:use-window-font-color="true" style:font-name="Carlito" fo:font-size="12pt" fo:letter-spacing="normal" fo:font-style="normal" fo:font-weight="normal" officeooo:rsid="001a532a" style:font-size-asian="12pt" style:font-size-complex="12pt"/>
    </style:style>
    <style:style style:name="T11" style:family="text">
      <style:text-properties fo:font-variant="normal" fo:text-transform="none" style:use-window-font-color="true" style:font-name="Carlito" fo:font-size="12pt" fo:letter-spacing="normal" fo:font-style="normal" fo:font-weight="bold" style:font-size-asian="12pt" style:font-size-complex="12pt" loext:padding="0cm" loext:border="none"/>
    </style:style>
    <style:style style:name="T12" style:family="text">
      <style:text-properties officeooo:rsid="00110556" style:font-size-asian="10.5pt" style:font-weight-asian="normal" style:font-size-complex="12pt" style:font-weight-complex="normal"/>
    </style:style>
    <style:style style:name="T13" style:family="text">
      <style:text-properties officeooo:rsid="0015ab69"/>
    </style:style>
    <style:style style:name="T14" style:family="text">
      <style:text-properties fo:font-weight="bold" officeooo:rsid="0015ab69" style:font-weight-asian="bold" style:font-weight-complex="bold"/>
    </style:style>
    <style:style style:name="T15" style:family="text">
      <style:text-properties officeooo:rsid="00161614" style:font-size-asian="12pt" style:font-weight-asian="normal" style:font-size-complex="12pt" style:font-weight-complex="normal"/>
    </style:style>
    <style:style style:name="T16" style:family="text">
      <style:text-properties officeooo:rsid="001643bf" style:font-size-asian="12pt" style:font-weight-asian="normal" style:font-size-complex="12pt" style:font-weight-complex="normal"/>
    </style:style>
    <style:style style:name="T17" style:family="text">
      <style:text-properties officeooo:rsid="0017b714" style:font-size-asian="12pt" style:font-weight-asian="normal" style:font-size-complex="12pt" style:font-weight-complex="normal"/>
    </style:style>
    <style:style style:name="T18" style:family="text">
      <style:text-properties style:font-size-asian="12pt" style:font-size-complex="12pt"/>
    </style:style>
    <style:style style:name="T19" style:family="text">
      <style:text-properties officeooo:rsid="0017b714"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A SICUREZZA NELLE COMUNICAZIONI VIA POSTA ELETTRONICA</text:p>
      <text:p text:style-name="P5"/>
      <text:p text:style-name="P9"><text:span text:style-name="T12">Due dei primi problemi che emergono quando si invia o si riceve un documento </text:span><text:span text:style-name="T1">informatico per via telematica, quale è un messaggio di posta elettronica, sono:</text:span></text:p>
      <text:list xml:id="list3556756752137802653" text:style-name="L1">
        <text:list-item>
          <text:p text:style-name="P16"><text:span text:style-name="T1">poter avere la certezza che esso sia autentico, </text:span><text:span text:style-name="T2">privo </text:span><text:span text:style-name="T3">cioè </text:span><text:span text:style-name="T2">di contraffazioni e integro dal momento dell'invio alla ricezione da parte del destinatario;</text:span></text:p>
        </text:list-item>
        <text:list-item>
          <text:p text:style-name="P17">assicurarsi che tale messaggio possa essere letto esclusivamente dal destinatario a cui in origine è indirizzato.</text:p>
        </text:list-item>
      </text:list>
      <text:p text:style-name="P10"><text:span text:style-name="T4">Per poter ovviare a questi problemi si è ideato un sistema di cifratura chiamato </text:span><text:bookmark text:name="Creazione_e_verifica_di_firme_elettroniche_con_crittografia_asimmetrica"/><text:span text:style-name="T6">crittografia asimmetrica</text:span><text:span text:style-name="T5">.</text:span></text:p>
      <text:p text:style-name="P11"/>
      <text:p text:style-name="P14">LA CRITTOGRAFIA</text:p>
      <text:p text:style-name="P6">La crittografia è una tecnica di rappresentazione di un messaggio in una forma tale che l’informazione in esso contenuta possa essere recepita solo dal destinatario; essa viene attuata con <text:s/>metodi che “trasformano” il testo/contenuto del messaggio rendendolo incomprensibile. <text:span text:style-name="T13">Nell’informatica la crittografia si implementa principalmente con l’utilizzo della </text:span><text:span text:style-name="T14">firma digitale</text:span><text:span text:style-name="T13">.</text:span></text:p>
      <text:p text:style-name="P2"/>
      <text:p text:style-name="P15">LA FIRMA DIGITALE</text:p>
      <text:p text:style-name="P7"><text:span text:style-name="T15">La firma digitale si compone, fisicamente, di un supporto elettronico (solitamente un chip integrato in una card di materiale plastico) che può essere letto da un lettore apposito mediante l’inserimento da parte del proprietario della firma di un PIN </text:span><text:span text:style-name="T16">(codice di quattro o più cifre)</text:span><text:span text:style-name="T15"> di abilitazione. </text:span><text:span text:style-name="T17">U</text:span><text:span text:style-name="T18">n documento sottoscritto con firma digitale certifica in modo assoluto l’identità del firmatario; </text:span><text:span text:style-name="T19">attesta inoltre, che quel file/messaggio non è stato in alcun modo modificato dopo essere stato firmato; infine, il documento informatico sottoscritto con firma digitale è valido a tutti gli effetti dal punto di vista legale e non può essere ripudiato dal firmatario.</text:span></text:p>
      <text:p text:style-name="P8"><text:span text:style-name="T7">I</text:span><text:span text:style-name="T8">n Italia attualmente </text:span><text:span text:style-name="T7">l</text:span><text:span text:style-name="T8">a firma digitale </text:span><text:span text:style-name="T9">può essere richiesta esclusivamente presso i certificatori autorizzati dal Governo, per cui i cittadini, le aziende e le Pubbliche Amministrazioni che intendono richiederela si devono necessariamente rivolgere ai Certificatori presenti nell'elenco pubblico dei Certificatori </text:span><text:span text:style-name="T10">di </text:span><text:span text:style-name="T9">firma digitale disponibile online sul sito istituzionale </text:span><text:span text:style-name="T10">dell’</text:span><text:span text:style-name="Strong_20_Emphasis"><text:span text:style-name="T11">AgID </text:span></text:span><text:span text:style-name="T9">(ex DigitPA), l'ente nazionale per la digitalizzazione della Pubblica Amministrazione, </text:span><text:span text:style-name="T10">all’indirizzo: </text:span><text:a xlink:type="simple" xlink:href="https://dss.agid.gov.it/tsl-info/it" text:style-name="Internet_20_link" text:visited-style-name="Visited_20_Internet_20_Link">https://dss.agid.gov.it/tsl-info/it</text:a></text:p>
      <text:p text:style-name="P3"/>
      <text:p text:style-name="P3"/>
      <text:p text:style-name="P3"/>
      <text:p text:style-name="P3"/>
      <text:p text:style-name="P3"/>
      <text:p text:style-name="P3"/>
      <text:p text:style-name="P3"/>
      <text:p text:style-name="P3"/>
      <text:p text:style-name="P3"/>
      <text:p text:style-name="P3"/>
      <text:p text:style-name="P3"><text:a xlink:type="simple" xlink:href="https://www.guidafisco.it/firma-digitale-aruba-poste-camera-commercio-1015" text:style-name="Internet_20_link" text:visited-style-name="Visited_20_Internet_20_Link">https://www.guidafisco.it/firma-digitale-aruba-poste-camera-commercio-1015</text:a></text:p>
      <text:p text:style-name="P13"><text:a xlink:type="simple" xlink:href="https://it.wikipedia.org/wiki/Firma_digitale#Creazione_e_verifica_di_firme_elettroniche_con_crittografia_asimmetrica" text:style-name="Internet_20_link" text:visited-style-name="Visited_20_Internet_20_Link"/></text:p>
      <text:p text:style-name="P13"><text:a xlink:type="simple" xlink:href="https://it.wikipedia.org/wiki/Firma_digitale#Creazione_e_verifica_di_firme_elettroniche_con_crittografia_asimmetrica" text:style-name="Internet_20_link" text:visited-style-name="Visited_20_Internet_20_Link">https://it.wikipedia.org/wiki/Firma_digitale#Creazione_e_verifica_di_firme_elettroniche_con_crittografia_asimmetrica</text:a></text:p>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Arial, Helvetica, sans-serif"/>
    <style:font-face style:name="dejavu sans mono" svg:font-family="'dejavu sans mono', monospace"/>
    <style:font-face style:name="inherit" svg:font-family="inherit"/>
    <style:font-face style:name="Carlito" svg:font-family="Carli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arlito" officeooo:rsid="00110556" officeooo:paragraph-rsid="0011055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Alessandra ARDISSONE – TSS 2019</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6T10:59:47.464682760</meta:creation-date>
    <dc:date>2019-03-06T12:01:06.717501595</dc:date>
    <meta:editing-duration>PT37M28S</meta:editing-duration>
    <meta:editing-cycles>9</meta:editing-cycles>
    <meta:generator>LibreOffice/5.2.7.2$Linux_X86_64 LibreOffice_project/20m0$Build-2</meta:generator>
    <meta:document-statistic meta:table-count="0" meta:image-count="0" meta:object-count="0" meta:page-count="1" meta:paragraph-count="13" meta:word-count="313" meta:character-count="2400" meta:non-whitespace-character-count="2100"/>
  </office:meta>
</office:document-meta>
</file>